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text-properties fo:font-size="18pt" style:font-size-asian="18pt" style:font-size-complex="18pt"/>
    </style:style>
    <style:style style:name="P4" style:parent-style-name="Normal" style:family="paragraph">
      <style:text-properties fo:font-size="18pt" style:font-size-asian="18pt" style:font-size-complex="18pt"/>
    </style:style>
    <style:style style:name="P5" style:parent-style-name="Normal" style:family="paragraph">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text-properties fo:font-size="18pt" style:font-size-asian="18pt" style:font-size-complex="18pt"/>
    </style:style>
    <style:style style:name="P10" style:parent-style-name="Normal" style:family="paragraph">
      <style:text-properties fo:font-size="18pt" style:font-size-asian="18pt" style:font-size-complex="18pt"/>
    </style:style>
    <style:style style:name="P11" style:parent-style-name="Normal" style:family="paragraph">
      <style:text-properties fo:font-size="18pt" style:font-size-asian="18pt" style:font-size-complex="18pt"/>
    </style:style>
    <style:style style:name="P12" style:parent-style-name="Normal" style:family="paragraph">
      <style:text-properties fo:font-size="18pt" style:font-size-asian="18pt" style:font-size-complex="18pt"/>
    </style:style>
    <style:style style:name="P13" style:parent-style-name="Normal" style:family="paragraph">
      <style:text-properties fo:font-size="18pt" style:font-size-asian="18pt" style:font-size-complex="18pt"/>
    </style:style>
    <style:style style:name="P14" style:parent-style-name="Normal" style:family="paragraph">
      <style:text-properties fo:font-size="18pt" style:font-size-asian="18pt" style:font-size-complex="18pt"/>
    </style:style>
    <style:style style:name="P15" style:parent-style-name="Normal" style:family="paragraph">
      <style:paragraph-properties fo:text-align="center"/>
      <style:text-properties fo:font-size="22pt" style:font-size-asian="22pt" style:font-size-complex="22pt"/>
    </style:style>
    <style:style style:name="P16" style:parent-style-name="Normal" style:family="paragraph">
      <style:paragraph-properties fo:text-align="center"/>
    </style:style>
  </office:automatic-styles>
  <office:body>
    <office:text text:use-soft-page-breaks="true">
      <text:p text:style-name="P1">Skystones :</text:p>
      <text:p text:style-name="P2"/>
      <text:p text:style-name="P3">Les règles sont simples, le jeu se joue sur un plateau 3x3 et le but est de contrôler le plus de cartes a la fin de la partie. Chaque carte possède des épines sur leurs différent coté, plus il y a d’épine sur l’un des côté et plus ce côté est fort, les joueurs placent une carte chaqu’un leur tour sur le plateau, on ne peut pas placer une carte sur une autre, quand le côté d’une carte rencontre le côté d’une autre carte adverse on compare les épines et le côté qui en a le plus retourne la carte adverse qui devient maintenant la sienne. Une carte peut aussi être<text:s/>reretourné<text:s/>si l’adversaire place une carte sur un autre<text:s/>côté<text:s/>de<text:s/>sa carte perdue<text:s/>et gagne le combat.</text:p>
      <text:p text:style-name="P4"/>
      <text:p text:style-name="P5">-création<text:s/>d’un plateau 3x3 sans rien dedans</text:p>
      <text:p text:style-name="P6">-ajout d’un menu avec 2<text:s/>boutons,<text:s/>1 pour lancer une partie et 1 autre pour voir quelles cartes existent</text:p>
      <text:p text:style-name="P7">-2 problème rencontrer : les images n’apparaissent pas et les carrés qui les remplacent si les images n’apparaissent pas<text:s/>été<text:s/>mal placer</text:p>
      <text:p text:style-name="P8">-problème des images régler, il fallait ajouter/ouvrir le dossier dans<text:s/>Visual<text:s/>studio code pour qu’il détecte les images</text:p>
      <text:p text:style-name="P9">-placement des cartes, il faut les glisser sur le plateau et la carte se met automatiquement</text:p>
      <text:soft-page-break/>
      <text:p text:style-name="P10">-ajout d’un module qui fait en sorte que les joueurs ne puissent jouer que chaqu’un leur tour</text:p>
      <text:p text:style-name="P11">-ajout d’une couleur rouge pour l’adversaire et bleu pour la joueur pour savoir a qui appartient la carte sur le plateau.</text:p>
      <text:p text:style-name="P12">-ajout de valeurs pour chaque côté de chaque carte, le jeu est maintenant presque jouable</text:p>
      <text:p text:style-name="P13">-ajout d’un bouton cartes qui permet de voir les cartes, il faut utiliser les flèches gauche droite ou la roulette de la sourie pour faire défiler les cartes vers la gauche ou la droite.</text:p>
      <text:p text:style-name="P14"/>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LAIR Florentin Tom Damian</meta:initial-creator>
    <dc:creator>AULAIR Florentin Tom Damian</dc:creator>
    <meta:creation-date>2025-03-15T19:31:00Z</meta:creation-date>
    <dc:date>2025-03-16T10:23:00Z</dc:date>
    <meta:template xlink:href="Normal.dotm" xlink:type="simple"/>
    <meta:editing-cycles>3</meta:editing-cycles>
    <meta:editing-duration>PT53520S</meta:editing-duration>
    <meta:document-statistic meta:page-count="2" meta:paragraph-count="3" meta:word-count="257" meta:character-count="1670" meta:row-count="11" meta:non-whitespace-character-count="1416"/>
  </office:meta>
</office:document-meta>
</file>